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36in"/>
    </style:style>
    <style:style style:name="co2" style:family="table-column">
      <style:table-column-properties fo:break-before="auto" style:column-width="0.2866in"/>
    </style:style>
    <style:style style:name="co3" style:family="table-column">
      <style:table-column-properties fo:break-before="auto" style:column-width="3.3366in"/>
    </style:style>
    <style:style style:name="co4" style:family="table-column">
      <style:table-column-properties fo:break-before="auto" style:column-width="2.9402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689in"/>
    </style:style>
    <style:style style:name="co7" style:family="table-column">
      <style:table-column-properties fo:break-before="auto" style:column-width="0.4646in"/>
    </style:style>
    <style:style style:name="co8" style:family="table-column">
      <style:table-column-properties fo:break-before="auto" style:column-width="0.5583in"/>
    </style:style>
    <style:style style:name="co9" style:family="table-column">
      <style:table-column-properties fo:break-before="auto" style:column-width="0.443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819in"/>
    </style:style>
    <style:style style:name="co12" style:family="table-column">
      <style:table-column-properties fo:break-before="auto" style:column-width="2.5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7f00fe" style:text-align-source="fix" style:repeat-content="false"/>
      <style:paragraph-properties fo:text-align="start" fo:margin-left="0in"/>
      <style:text-properties fo:color="#ffffff"/>
    </style:style>
    <style:style style:name="ce3" style:family="table-cell" style:parent-style-name="Default">
      <style:table-cell-properties fo:background-color="#e3e3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e7f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dc0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7f00fe" style:text-align-source="fix" style:repeat-content="false"/>
      <style:paragraph-properties fo:text-align="center" fo:margin-left="0in"/>
      <style:text-properties fo:color="#ffffff"/>
    </style:style>
    <style:style style:name="ce9" style:family="table-cell" style:parent-style-name="Default">
      <style:table-cell-properties fo:background-color="#00dc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e3e3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e7f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intendo Switch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4"/>
          <table:table-cell table:style-name="ce7" office:value-type="string" calcext:value-type="string">
            <text:p>Must Buy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Great</text:p>
          </table:table-cell>
          <table:table-cell table:style-name="ce7" office:value-type="string" calcext:value-type="string">
            <text:p>Decent</text:p>
          </table:table-cell>
          <table:table-cell table:style-name="ce7" office:value-type="string" calcext:value-type="string">
            <text:p>Okay</text:p>
          </table:table-cell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office:value-type="string" calcext:value-type="string">
            <text:p>Triangle Strategy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9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2" office:value-type="string" calcext:value-type="string">
            <text:p>D</text:p>
          </table:table-cell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Super Mario Odyssey</text:p>
          </table:table-cell>
          <table:table-cell office:value-type="string" calcext:value-type="string">
            <text:p>(furigana)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Live A Live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Miitopia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+</text:p>
          </table:table-cell>
          <table:table-cell office:value-type="string" calcext:value-type="string">
            <text:p>Fire Emblem Warriors: Three Hop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office:value-type="string" calcext:value-type="string">
            <text:p>Crayon Shinchan no Natsuyasumi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office:value-type="string" calcext:value-type="string">
            <text:p>Akiba's Trip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office:value-type="string" calcext:value-type="string">
            <text:p>Fire Emblem: Three Hous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office:value-type="string" calcext:value-type="string">
            <text:p>Megaton Musashi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+</text:p>
          </table:table-cell>
          <table:table-cell office:value-type="string" calcext:value-type="string">
            <text:p>13 Sentinels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Snack Worl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D</text:p>
          </table:table-cell>
          <table:table-cell office:value-type="string" calcext:value-type="string">
            <text:p>Sumire</text:p>
          </table:table-cell>
          <table:table-cell office:value-type="string" calcext:value-type="string">
            <text:p>(good story, okay Japanese learning)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office:value-type="string" calcext:value-type="string">
            <text:p>Ni No Kuni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D</text:p>
          </table:table-cell>
          <table:table-cell office:value-type="string" calcext:value-type="string">
            <text:p>Dragonball Z Kakarot</text:p>
          </table:table-cell>
          <table:table-cell office:value-type="string" calcext:value-type="string">
            <text:p>(fighting...)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office:value-type="string" calcext:value-type="string">
            <text:p>Pokemon Scarlet/Violet and Arceus</text:p>
          </table:table-cell>
          <table:table-cell office:value-type="string" calcext:value-type="string">
            <text:p>(Arceus - archaic language usage)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S+</text:p>
          </table:table-cell>
          <table:table-cell office:value-type="string" calcext:value-type="string">
            <text:p>Buddy Mission BOND</text:p>
          </table:table-cell>
          <table:table-cell office:value-type="string" calcext:value-type="string">
            <text:p>(manga style game)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Pokemon Let's Go Pikachu / Sword / Diamond</text:p>
          </table:table-cell>
          <table:table-cell office:value-type="string" calcext:value-type="string">
            <text:p>(no furigana)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office:value-type="string" calcext:value-type="string">
            <text:p>Digimon Survive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Xenoblade Chronicle 1/2/3</text:p>
          </table:table-cell>
          <table:table-cell office:value-type="string" calcext:value-type="string">
            <text:p>(movie like, not great for learning)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D</text:p>
          </table:table-cell>
          <table:table-cell office:value-type="string" calcext:value-type="string">
            <text:p>Kirby Discovery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Tetjis</text:p>
          </table:table-cell>
          <table:table-cell office:value-type="string" calcext:value-type="string">
            <text:p>(build kanji)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Persona 4 Ultimax</text:p>
          </table:table-cell>
          <table:table-cell office:value-type="string" calcext:value-type="string">
            <text:p>(fighting, but story line)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office:value-type="string" calcext:value-type="string">
            <text:p>Dragon Quest XI 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office:value-type="string" calcext:value-type="string">
            <text:p>Star Ocean First Departure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Caligula 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Pokemon Mystery Dungeon DX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Zelda Skyward Sword</text:p>
          </table:table-cell>
          <table:table-cell office:value-type="string" calcext:value-type="string">
            <text:p>(lots of gameplay, furigana)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Monster Hunter Stories 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office:value-type="string" calcext:value-type="string">
            <text:p>Yokai Watch 1/4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-</text:p>
          </table:table-cell>
          <table:table-cell office:value-type="string" calcext:value-type="string">
            <text:p>Voice of Cards</text:p>
          </table:table-cell>
          <table:table-cell office:value-type="string" calcext:value-type="string">
            <text:p>(descriptive language)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office:value-type="string" calcext:value-type="string">
            <text:p>Yokai Gakuen Y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office:value-type="string" calcext:value-type="string">
            <text:p>Oshiri Tantei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office:value-type="string" calcext:value-type="string">
            <text:p>Bravely Default II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+</text:p>
          </table:table-cell>
          <table:table-cell office:value-type="string" calcext:value-type="string">
            <text:p>Ace Attorney</text:p>
          </table:table-cell>
          <table:table-cell office:value-type="string" calcext:value-type="string">
            <text:p>(hard! progresses through understanding)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Disgaea 6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office:value-type="string" calcext:value-type="string">
            <text:p>Monark</text:p>
          </table:table-cell>
          <table:table-cell/>
          <table:table-cell table:style-name="ce7" office:value-type="string" calcext:value-type="string">
            <text:p>Must Buy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Decent</text:p>
          </table:table-cell>
          <table:table-cell table:style-name="ce7" office:value-type="string" calcext:value-type="string">
            <text:p>Okay</text:p>
          </table:table-cell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office:value-type="string" calcext:value-type="string">
            <text:p>Grimgrimoire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office:value-type="string" calcext:value-type="string">
            <text:p>Anonymous Code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+</text:p>
          </table:table-cell>
          <table:table-cell office:value-type="string" calcext:value-type="string">
            <text:p>Azure Strikers Gunvolt 3</text:p>
          </table:table-cell>
          <table:table-cell office:value-type="string" calcext:value-type="string">
            <text:p>(lots of gameplay, log)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office:value-type="string" calcext:value-type="string">
            <text:p>NEO: The World Ends With You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FE Encore (Fire Emblem)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Catherine Full Body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+</text:p>
          </table:table-cell>
          <table:table-cell office:value-type="string" calcext:value-type="string">
            <text:p>Valkyria Chronicles 1/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-</text:p>
          </table:table-cell>
          <table:table-cell office:value-type="string" calcext:value-type="string">
            <text:p>Final Fantasy X</text:p>
          </table:table-cell>
          <table:table-cell office:value-type="string" calcext:value-type="string">
            <text:p>(not great for learning, game script available)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office:value-type="string" calcext:value-type="string">
            <text:p>Persona 5 Scrambl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office:value-type="string" calcext:value-type="string">
            <text:p>AI Somnium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Fuuraiki 4</text:p>
          </table:table-cell>
          <table:table-cell office:value-type="string" calcext:value-type="string">
            <text:p>(actual video of traveling thorugh japan)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office:value-type="string" calcext:value-type="string">
            <text:p>Blue Reflection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Layton's Mystery Journey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office:value-type="string" calcext:value-type="string">
            <text:p>Danganronpa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office:value-type="string" calcext:value-type="string">
            <text:p>Skyrim</text:p>
          </table:table-cell>
          <table:table-cell office:value-type="string" calcext:value-type="string">
            <text:p>(so much voice acting, advanced!)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(keigo practice, items)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office:value-type="string" calcext:value-type="string">
            <text:p>Brigadin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office:value-type="string" calcext:value-type="string">
            <text:p>Famicom Detective Club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D-</text:p>
          </table:table-cell>
          <table:table-cell office:value-type="string" calcext:value-type="string">
            <text:p>Doramoji</text:p>
          </table:table-cell>
          <table:table-cell office:value-type="string" calcext:value-type="string">
            <text:p>(just kanji game, repetitive)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+</text:p>
          </table:table-cell>
          <table:table-cell office:value-type="string" calcext:value-type="string">
            <text:p>Paper Mario Origami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+</text:p>
          </table:table-cell>
          <table:table-cell office:value-type="string" calcext:value-type="string">
            <text:p>Final Fantasy 7/8/9</text:p>
          </table:table-cell>
          <table:table-cell office:value-type="string" calcext:value-type="string">
            <text:p>(game scripts)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office:value-type="string" calcext:value-type="string">
            <text:p>Grisaria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office:value-type="string" calcext:value-type="string">
            <text:p>Nekopara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+</text:p>
          </table:table-cell>
          <table:table-cell office:value-type="string" calcext:value-type="string">
            <text:p>Persona 3/4/5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office:value-type="string" calcext:value-type="string">
            <text:p>Nier Automat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ar Ocean First Departur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Tales of Vesperia</text:p>
          </table:table-cell>
          <table:table-cell table:number-columns-repeated="6"/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ther" table:style-name="ta1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ost Judgment</text:p>
          </table:table-cell>
          <table:table-cell office:value-type="string" calcext:value-type="string">
            <text:p>PS4</text:p>
          </table:table-cell>
        </table:table-row>
        <table:table-row table:style-name="ro1">
          <table:table-cell/>
          <table:table-cell office:value-type="string" calcext:value-type="string">
            <text:p>Tales of Arise</text:p>
          </table:table-cell>
          <table:table-cell office:value-type="string" calcext:value-type="string">
            <text:p>Steam</text:p>
          </table:table-cell>
        </table:table-row>
        <table:table-row table:style-name="ro1">
          <table:table-cell/>
          <table:table-cell office:value-type="string" calcext:value-type="string">
            <text:p>Legend of Heros - Kuro no Kiseki</text:p>
          </table:table-cell>
          <table:table-cell office:value-type="string" calcext:value-type="string">
            <text:p>PS4</text:p>
          </table:table-cell>
        </table:table-row>
        <table:table-row table:style-name="ro1">
          <table:table-cell/>
          <table:table-cell office:value-type="string" calcext:value-type="string">
            <text:p>Attack on Titan 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/>
          <table:table-cell office:value-type="string" calcext:value-type="string">
            <text:p>Nier Replicant</text:p>
          </table:table-cell>
          <table:table-cell office:value-type="string" calcext:value-type="string">
            <text:p>PC/PS4</text:p>
          </table:table-cell>
        </table:table-row>
        <table:table-row table:style-name="ro1">
          <table:table-cell/>
          <table:table-cell office:value-type="string" calcext:value-type="string">
            <text:p>Yakuza 7</text:p>
          </table:table-cell>
          <table:table-cell office:value-type="string" calcext:value-type="string">
            <text:p>PS4</text:p>
          </table:table-cell>
        </table:table-row>
        <table:table-row table:style-name="ro1">
          <table:table-cell/>
          <table:table-cell office:value-type="string" calcext:value-type="string">
            <text:p>Team Zero Escape Bundle</text:p>
          </table:table-cell>
          <table:table-cell office:value-type="string" calcext:value-type="string">
            <text:p>Steam</text:p>
          </table:table-cell>
        </table:table-row>
        <table:table-row table:style-name="ro1">
          <table:table-cell/>
          <table:table-cell office:value-type="string" calcext:value-type="string">
            <text:p>World of Final Fantasy</text:p>
          </table:table-cell>
          <table:table-cell office:value-type="string" calcext:value-type="string">
            <text:p>Steam</text:p>
          </table:table-cell>
        </table:table-row>
        <table:table-row table:style-name="ro1">
          <table:table-cell/>
          <table:table-cell office:value-type="string" calcext:value-type="string">
            <text:p>Doraemon Story of Seasons</text:p>
          </table:table-cell>
          <table:table-cell office:value-type="string" calcext:value-type="string">
            <text:p>Steam</text:p>
          </table:table-cell>
        </table:table-row>
        <table:table-row table:style-name="ro1">
          <table:table-cell/>
          <table:table-cell office:value-type="string" calcext:value-type="string">
            <text:p>Sakura Wars</text:p>
          </table:table-cell>
          <table:table-cell office:value-type="string" calcext:value-type="string">
            <text:p>PS4</text:p>
          </table:table-cell>
        </table:table-row>
        <table:table-row table:style-name="ro1">
          <table:table-cell/>
          <table:table-cell office:value-type="string" calcext:value-type="string">
            <text:p>Judge Eyes</text:p>
          </table:table-cell>
          <table:table-cell office:value-type="string" calcext:value-type="string">
            <text:p>PS4</text:p>
          </table:table-cell>
        </table:table-row>
        <table:table-row table:style-name="ro1">
          <table:table-cell/>
          <table:table-cell office:value-type="string" calcext:value-type="string">
            <text:p>Star Ocean 2</text:p>
          </table:table-cell>
          <table:table-cell office:value-type="string" calcext:value-type="string">
            <text:p>PS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3T21:11:20.077000000</meta:creation-date>
    <dc:date>2022-10-14T17:46:16.100000000</dc:date>
    <meta:editing-duration>PT18H52M33S</meta:editing-duration>
    <meta:editing-cycles>5</meta:editing-cycles>
    <meta:generator>LibreOffice/7.2.7.2$Windows_X86_64 LibreOffice_project/8d71d29d553c0f7dcbfa38fbfda25ee34cce99a2</meta:generator>
    <meta:document-statistic meta:table-count="2" meta:cell-count="187" meta:object-count="0"/>
  </office:meta>
</office:document-meta>
</file>